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Text_20_body">
      <style:text-properties style:font-name="Courier New" fo:font-size="10pt" style:font-size-asian="10pt" style:font-size-complex="10pt"/>
    </style:style>
    <style:style style:name="P2" style:family="paragraph" style:parent-style-name="Text_20_body">
      <style:paragraph-properties fo:margin-top="0cm" fo:margin-bottom="0cm"/>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5"/>
    <style:style style:name="P7" style:family="paragraph" style:parent-style-name="Text_20_body" style:list-style-name="L1">
      <style:paragraph-properties fo:margin-top="0cm" fo:margin-bottom="0cm"/>
    </style:style>
    <style:style style:name="P8" style:family="paragraph" style:parent-style-name="Text_20_body" style:list-style-name="L2">
      <style:paragraph-properties fo:margin-top="0cm" fo:margin-bottom="0cm"/>
    </style:style>
    <style:style style:name="P9" style:family="paragraph" style:parent-style-name="Text_20_body" style:list-style-name="L3">
      <style:paragraph-properties fo:margin-top="0cm" fo:margin-bottom="0cm"/>
    </style:style>
    <style:style style:name="P10" style:family="paragraph" style:parent-style-name="Text_20_body" style:list-style-name="L4">
      <style:paragraph-properties fo:margin-top="0cm" fo:margin-bottom="0cm"/>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og de instalación PorisToolkit Web Editor en PuppyLinux 5.3</text:h>
      <text:p text:style-name="Text_20_body">A continuación se detallan los pasos seguidos para instalar el PorisToolkit Web Editor en la máquina virtual de Puppy Linux.</text:p>
      <text:p text:style-name="Text_20_body"/>
      <text:p text:style-name="Text_20_body">Bajamos la versión de PuppyLinux de la página adecuada.</text:p>
      <text:p text:style-name="Text_20_body">Nombre: slacko-5.3-MAIN.iso</text:p>
      <text:p text:style-name="Text_20_body">Podríamos intentarlo con la última versión:</text:p>
      <text:p text:style-name="Text_20_body"><text:a xlink:type="simple" xlink:href="http://puppylinux.org/main/Download%20Latest%20Release.htm">http://puppylinux.org/main/Download%20Latest%20Release.htm</text:a></text:p>
      <text:p text:style-name="Text_20_body">Aunque esta instalación se ha hecho con la 5.3.</text:p>
      <text:p text:style-name="Text_20_body"><text:a xlink:type="simple" xlink:href="http://distro.ibiblio.org/pub/linux/distributions/puppylinux/puppy-5.3/slacko-5.3-MAIN.iso">http://distro.ibiblio.org/pub/linux/distributions/puppylinux/puppy-5.3/slacko-5.3-MAIN.iso</text:a></text:p>
      <text:p text:style-name="Text_20_body">Creamos la máquina de Virtualbox con las preferencias: </text:p>
      <text:list xml:id="list37190801" text:style-name="L1">
        <text:list-item>
          <text:p text:style-name="P7">S.O.: Linux. </text:p>
        </text:list-item>
        <text:list-item>
          <text:p text:style-name="P7">Distribución: Linux 2.6. </text:p>
        </text:list-item>
        <text:list-item>
          <text:p text:style-name="P7">RAM : 256 Mb. </text:p>
        </text:list-item>
        <text:list-item>
          <text:p text:style-name="P3">HDD : 2 Gb, espacio incremental. </text:p>
        </text:list-item>
      </text:list>
      <text:p text:style-name="Text_20_body">Iniciamos la máquina virtual con el ISO en la unidad de CD virtual, arranca desde el propio ISO.<text:line-break/>Si nos pregunta sobre resoluciones, en nuestro caso hemos escogido 1024x768.<text:line-break/>Cuando aparezca el escritorio y nos de la bienvenida, esperamos. Aparecerá la pantalla "Personalize Settings". Escogeremos (aunque puede variar según las necesidades del usuario):</text:p>
      <text:list xml:id="list37216718" text:style-name="L2">
        <text:list-item>
          <text:p text:style-name="P8">HostName: PuppyPoris. </text:p>
        </text:list-item>
        <text:list-item>
          <text:p text:style-name="P8">Country: en_US (la que viene por defecto). </text:p>
        </text:list-item>
        <text:list-item>
          <text:p text:style-name="P8">Horario: GMT+0 (Lisbon, Dublin...). </text:p>
        </text:list-item>
        <text:list-item>
          <text:p text:style-name="P4">Teclado: es (Spain). </text:p>
        </text:list-item>
      </text:list>
      <text:p text:style-name="Text_20_body">Pulsamos Ok. Nos pedirá una prueba de teclao, le pulsamos Ok, y luego nos pedirá reiniciar el X-Server, a lo que damos Yes.</text:p>
      <text:p text:style-name="Text_20_body">Reiniciará y saldrá directamente el escritorio.</text:p>
      <text:p text:style-name="Text_20_body">Pulsamos sobre el icono install (no doble click, las aplicaciones en el escritorio se lanzan con sólo señalarlas con simple click).</text:p>
      <text:p text:style-name="Text_20_body">Pulsamos en "Click button to run the Universal Installer".<text:line-break/>Escogemos "Internal (IDE or SATA) hard drive".<text:line-break/>Se nos mostrará el disco virtual de 2 Gb, pulsamos ok.<text:line-break/>En la siguiente ventana pulsamos GParted.<text:line-break/>En la aplicación GParted crearemos la tabla de particiones pulsando en el menú Device --&gt; Create Partition Table.<text:line-break/>Por defecto nos dice que va a crear una tabla de particiones tipo msdos. Le damos a ok.<text:line-break/>Seleccionaremos la partición en la tabla (pondrá "unallocated) y pulsaremos el icono "New".<text:line-break/>Lo dejamos todo por defecto (disco entero, partición primaria ext2) y le ponemos la etiqueta Label que nos guste, en nuestro caso "PorisHD".<text:line-break/>Pulsamos en Add.<text:line-break/>Pulsamos en el icono Apply para que realice el particionado y formateo especificado.<text:line-break/>Tardará unos instantes en refrescarse la tabla de particiones.<text:line-break/>Volvemos a seleccionar la partición en la tabla y escogemos el menú "Partition --&gt; Manage Flags".<text:line-break/>Escogemos el flag "boot", y cerramos la ventana.<text:line-break/><text:soft-page-break/>Salimos de GParted.<text:line-break/>Nos aparecerá una ventana "Puppy Universal Installer" preguntándonos en qué partición queremos instalar PuppyLinux. Le damos a la última (es posible que nos aparezca varias veces la misma, quizá funciona con todas, pero es lo que hemos hecho y ha funcionado).<text:line-break/>Nos abre otra ventana y, arriba a la derecha, hay una opción llamada "Install puppy to sda1" (sda1 es el nombre físico que GParted le ha dado a la partición). Pulsamos sobre ella. Muestra un cuadro de información con las selecciones hechas, pulsamos Ok.<text:line-break/>Luego nos pregunta dónde se encuentran los ficheros que necesita, le decimos que están en el CD.<text:line-break/>Acto seguido nos pregunta si queremos una instalación FRUGAL o FULL. Pulsamos FULL.</text:p>
      <text:p text:style-name="Text_20_body">Tras copiar los ficheros necesarios a nuestro disco duro y realizar otras tareas de instalación, nos muestra un visor de texto en el que se menciona información sobre el GRUB, y nos abre un cuadro de diálogo que comienza por "If all went well, Puppy has been installed to sda1".<text:line-break/>Pulsamos Ok, no necesitaremos cambiar los contenidos del editor. Cerramos el editor.<text:line-break/>Arrancamos el programa Menu --&gt; System --&gt; Grub4Dos bootloader config. Pulsamos Ok.<text:line-break/>Nos abrirá una ventana para que podamos cambiar las etiquetas y opciones de arranque. En nuestro caso, cambiaremos "Slacko Puppy 5.3" por "Poris on Puppy 5.3" en las dos cajas de texto en las que lo veamos. Pulsamos sobre Ok, y luego cuando nos pidan confirmación, pulsamos sobre ok otra vez.<text:line-break/>Nos aparecerá un cuadro de diálogo confirmándonos que todo fue bien. Pulsamos Ok.<text:line-break/>Si nos fijamos, veremos que en la máquina virtual de Linux, la unidad de CD ya no está (quizá desde hace rato). Eso nos permite reiniciar el sistema para comprobar que todo ha ido bien y que el disco duro virtual arranca el Puppy Linux. Lo haremos mediante el Menu --&gt; Shutdown --&gt; Reboot Computer. Pulsaremos en Save to File para no perder las preferencias.<text:line-break/>Pulsamos "administrator" y luego "Abort.<text:line-break/>Y ya se reinicia!!!!!!</text:p>
      <text:p text:style-name="Text_20_body">Cuando volvamos a estar frente al escritorio, nos volverá a pedir que le configuremos las opciones, volvemos a repetir lo de antes:</text:p>
      <text:list xml:id="list37213167" text:style-name="L3">
        <text:list-item>
          <text:p text:style-name="P9">HostName: PuppyPoris. </text:p>
        </text:list-item>
        <text:list-item>
          <text:p text:style-name="P9">Country: en_US (la que viene por defecto). </text:p>
        </text:list-item>
        <text:list-item>
          <text:p text:style-name="P9">Horario: GMT+0 (Lisbon, Dublin...). </text:p>
        </text:list-item>
        <text:list-item>
          <text:p text:style-name="P5">Teclado: es (Spain). </text:p>
        </text:list-item>
      </text:list>
      <text:p text:style-name="Text_20_body">Nos volverá a pedir reiniciar el X-Server, damos a Ok. Después de reiniciar volverá a salir el mismo cuadro de diálogo. Pulsaremos Ok.</text:p>
      <text:p text:style-name="Heading_20_2"><text:bookmark text:name="Instalando-el-DEVX_SFS"/>Instalando el DEVX_*.SFS</text:p>
      <text:p text:style-name="Text_20_body">Ahora vamos a configurar el resto de cosas de Puppy que vamos a necesitar para tener instalado el Poris. En concreto, para poder instalar los conectores Rails&lt;--&gt;SQLite3 vamos a tener que tener instalado el SFS de desarrollo</text:p>
      <text:p text:style-name="Text_20_body">Pulsamos sobre "Install" y una vez ahí, en la parte de abajo nos dice que podemos bajar un SFS oficial (opción "Click button to choose an SFS file from the official repo"). Nos permitirá escoger entre varios, seleccionaremos dev_slacko_5.3.sfs, iremos dando al Ok hasta que nos pregunte de qué servidor. En ese momento seleccionaremos ftp.nluug.nl.</text:p>
      <text:p text:style-name="Text_20_body">Tras la descarga nos indica que el fichero ha sido descargado, pero que hemos de grabar la sesión (en el momento de apagar el ordenador) y entonces en la próxima vez que arranquemos el BootManager ofrecerá la opción de cargar el SFS.<text:line-break/>Abriremos el icono "file" y navegaremos a /mnt/home, donde se ha descargado el .sfs, seguiremos las instrucciones de <text:a xlink:type="simple" xlink:href="http://puppylinux.org/wikka/HowtoAddSFStoFullInstall">http://puppylinux.org/wikka/HowtoAddSFStoFullInstall</text:a>, particularmente deberemos hacer:</text:p>
      <text:p text:style-name="Text_20_body"><text:soft-page-break/>cd /mnt/+mnt+home+devx_slacko_5.3.sfs/<text:line-break/>cp -a --remove-destination ./* /mnt/home</text:p>
      <text:p text:style-name="Text_20_body">Reiniciamos el sistema (Menu --&gt; Shutdown --&gt; Reboot computer).</text:p>
      <text:p text:style-name="Text_20_body">Para saber si está bien instalado, hay que ejecutar el siguiente comando en la consola:</text:p>
      <text:p text:style-name="Text_20_body">cd /<text:line-break/>find | grep sqlite3.h</text:p>
      <text:p text:style-name="Text_20_body">Si responde con nada, entonces no está bien instalado. En caso contrario debería responder con algunas líneas, indicando varios directorios en los que este fichero se encuentre, entre ellos el esperado /usr/include/sqlite3.h</text:p>
      <text:p text:style-name="Heading_20_2"><text:bookmark text:name="Instalando-Ruby"/>Instalando Ruby</text:p>
      <text:p text:style-name="Text_20_body">Abrimos el icono console, si tecleamos ruby -v no conseguimos nada, así que determinamos que hay que instalarlo. Necesitamos la versión 1.8.7. La encontraremos en forma de archivo pet. Sin embargo, no está en el "Puppy Package Manager", así que deberemos obtenerlo manualmente.</text:p>
      <text:p text:style-name="Text_20_body"><text:a xlink:type="simple" xlink:href="http://www.murga-linux.com/puppy/viewtopic.php?t=34836">http://www.murga-linux.com/puppy/viewtopic.php?t=34836</text:a></text:p>
      <text:p text:style-name="Text_20_body">Lo encontramos en <text:a xlink:type="simple" xlink:href="http://dotpups.de/puppy4/dotpups/Programming/">http://dotpups.de/puppy4/dotpups/Programming/</text:a></text:p>
      <text:p text:style-name="Text_20_body">Los ficheros son ruby-1.8.7-*.pet y ruby-doc-1.8.7-*.pet, la acción por defecto que nos muestra el navegador (petget) es perfecta, ya que los instalará directamente.</text:p>
      <text:p text:style-name="Text_20_body">Si ahora en la consola tecleamos ruby -v veremos que nos informa de la versión 1.8.7 del intérprete de Ruby.</text:p>
      <text:p text:style-name="Heading_20_2"><text:bookmark text:name="Instalando-RubyGemss"/>Instalando RubyGemss</text:p>
      <text:p text:style-name="Text_20_body">La versión que nos interesa es la 1.8.11, la encontraremos en <text:a xlink:type="simple" xlink:href="http://rubygems.org/pages/download">http://rubygems.org/pages/download</text:a></text:p>
      <text:p text:style-name="Text_20_body">En la consola, navegaremos hasta donde se haya bajado rubygems-1.8.12.tgz y ejecutamos:<text:line-break/>tar -xvf rubygems-1.8.12.tgz<text:line-break/>cd rubygems-1.8.12<text:line-break/>ruby setup.rb</text:p>
      <text:p text:style-name="Text_20_body">comprobamos que funciona mediante el comando gem -v</text:p>
      <text:p text:style-name="Heading_20_2"><text:bookmark text:name="Instalando-Hobo-102-y-rails-v2314"/>Instalando Hobo 1.0.2 (y rails v.2.3.14)</text:p>
      <text:p text:style-name="Text_20_body">PorisWebEditor está desarrollado usando Hobo v 1.0.2. Al instalar esa gem, nos intentará instalar Rails v2.3.14. Sin embargo, antes hemos de añadir gems.github.com como una de las fuentes válidas para el sistema de gems.</text:p>
      <text:p text:style-name="Text_20_body">gem sources --add <text:a xlink:type="simple" xlink:href="http://gems.github.com/">http://gems.github.com</text:a></text:p>
      <text:p text:style-name="Text_20_body">gem install hobo -v=1.0.2</text:p>
      <text:p text:style-name="Text_20_body">Probaremos que Rails funciona correctamente</text:p>
      <text:p text:style-name="Text_20_body">cd<text:line-break/>mkdir test<text:line-break/>cd test<text:line-break/>rails test_rails<text:line-break/>cd test_rails<text:line-break/>script/server</text:p>
      <text:p text:style-name="Text_20_body">Abrimos un navegador (icono del escritorio browse) y abriremos la URL <text:a xlink:type="simple" xlink:href="http://localhost:3000/">http://localhost:3000</text:a>. Si <text:soft-page-break/>todo va bien veremos una página de comprobación de Rails.</text:p>
      <text:p text:style-name="Text_20_body">De vuelta en la consola, pulsaremos Ctrl+C para abortar el servidor Rails.</text:p>
      <text:p text:style-name="Text_20_body">Probaremos que Hobo funciona</text:p>
      <text:p text:style-name="Text_20_body">cd ..<text:line-break/>hobo test_hobo</text:p>
      <text:p text:style-name="Text_20_body">Si al final de un largo proceso vemos que nos muestra un sumario de ficheros creados y vemos que existe el directorio test_hobo, es que todo ha ido bien.</text:p>
      <text:p text:style-name="Text_20_body">cd test_hobo<text:line-break/>rake</text:p>
      <text:p text:style-name="Text_20_body">Veremos que responde "no shuch file to load -- sqlite3", ya que no tiene el conector de sqlite3, sin embargo la aplicación si debe existir, podemos comprobarlo escribiendo en la consola sqlite3 --version.</text:p>
      <text:p text:style-name="Text_20_body">Instalamos la gema sqlite3:</text:p>
      <text:p text:style-name="Text_20_body">gem install sqlite3<text:line-break/>gem install sqlite3-ruby</text:p>
      <text:p text:style-name="Text_20_body">script/generate hobo_migration<text:line-break/>Cuando nos pregunte pulsamos 'm' y luego aceptamos el nombre que propone</text:p>
      <text:p text:style-name="Text_20_body">script/server</text:p>
      <text:p text:style-name="Text_20_body">Volvemos a abrir el navegador en <text:a xlink:type="simple" xlink:href="http://localhost:3000/">http://localhost:3000</text:a> para ver que se muestra una aplicación Hobo pidiéndonos un registro.</text:p>
      <text:p text:style-name="Heading_20_2"><text:bookmark text:name="Instalando-Poris"/>Instalando Poris</text:p>
      <text:p text:style-name="Text_20_body">Extraemos poris.tar.gz en un directorio y arrancamos su servidor:</text:p>
      <text:p text:style-name="Text_20_body">tar xvf poris.tar.gz <text:line-break/>cd poris<text:line-break/>ruby script/server -p 3001 -e production</text:p>
      <text:p text:style-name="Text_20_body">Abrimos el navegador en el puerto 3001</text:p>
      <text:p text:style-name="Text_20_body">Listo!!!</text:p>
      <text:p text:style-name="Heading_20_2"><text:bookmark text:name="Configurando-el-Firewall"/>Configurando el Firewall.</text:p>
      <text:p text:style-name="Text_20_body">Ejecutamos el "Firewall configuration wizard", y le decimos "custom installation". Abrimos los puertos FTP, Web, y "other". Cuando nos pregunten, pondremos 3001-3003/tcp para tener abiertos los puertos de 3001 al 3003 con instancias de PorisToolkit.<text:line-break/>Permitiremos que nos accedan desde cualquier sitio. Diremos que no queremos compartir la conexión de internet. No añadimos redes de confianza. Arrancamos el firewall así configurado.</text:p>
      <text:p text:style-name="Heading_20_2"><text:bookmark text:name="Configurando-el-reenvío-de-puertos"/>Configurando el reenvío de puertos</text:p>
      <text:p text:style-name="Text_20_body">En el menú Dispositivos de la máquina virtual podemos escoger Adaptadores de Red. Y en las propiedades encontramos "Reenvío de puertos". De esa manera podemos conectar el puerto 3001 del anfitrión con el 3001 de la máquina en Puppy Linux.</text:p>
      <text:p text:style-name="Heading_20_2"><text:bookmark text:name="Configurando-el-autoarranque"/>Configurando el autoarranque</text:p>
      <text:p text:style-name="P1">cd<text:line-break/><text:soft-page-break/>cd Startup<text:line-break/>cp retrovol_tray poris<text:line-break/>geany poris</text:p>
      <text:p text:style-name="Text_20_body">Y cambiamos el contenido por:</text:p>
      <text:p text:style-name="P1">#!/bin/sh</text:p>
      <text:p text:style-name="P1">cd ~/dev/poris<text:line-break/>ruby script/server -p 3001 -e production</text:p>
      <text:p text:style-name="Heading_20_2"><text:bookmark text:name="Borrando-espacio"/>Borrando espacio</text:p>
      <text:p text:style-name="Text_20_body">Eliminamos el archivo sfs del directorio /mnt/home.</text:p>
      <text:p text:style-name="Text_20_body">Usando el programa "Remove builtin packages": </text:p>
      <text:list xml:id="list37187635" text:style-name="L4">
        <text:list-item>
          <text:p text:style-name="P10">Inkscapelite. </text:p>
        </text:list-item>
        <text:list-item>
          <text:p text:style-name="P10">Osmo. </text:p>
        </text:list-item>
        <text:list-item>
          <text:p text:style-name="P10">XChat. </text:p>
        </text:list-item>
        <text:list-item>
          <text:p text:style-name="P10">XSoldier. </text:p>
        </text:list-item>
        <text:list-item>
          <text:p text:style-name="P10">mtPaint. </text:p>
        </text:list-item>
        <text:list-item>
          <text:p text:style-name="P10">goffice. </text:p>
        </text:list-item>
        <text:list-item>
          <text:p text:style-name="P10">gnumeric. </text:p>
        </text:list-item>
        <text:list-item>
          <text:p text:style-name="P10">abiword. </text:p>
        </text:list-item>
        <text:list-item>
          <text:p text:style-name="P10">peasyscan. </text:p>
        </text:list-item>
        <text:list-item>
          <text:p text:style-name="P10">homebank. </text:p>
        </text:list-item>
        <text:list-item>
          <text:p text:style-name="P10">rubix </text:p>
        </text:list-item>
        <text:list-item>
          <text:p text:style-name="P10">picpuz </text:p>
        </text:list-item>
        <text:list-item>
          <text:p text:style-name="P10">peasypdf </text:p>
        </text:list-item>
        <text:list-item>
          <text:p text:style-name="P10">transmission1</text:p>
        </text:list-item>
      </text:list>
      <text:p text:style-name="P2"/>
      <text:p text:style-name="Text_20_body">Añadimos las siguientes páginas al arranque de SeaMonkey:</text:p>
      <text:list xml:id="list37190369" text:style-name="L5">
        <text:list-item>
          <text:p text:style-name="P6"><text:a xlink:type="simple" xlink:href="http://localhost:3001/">http://localhost:3001</text:a></text:p>
        </text:list-item>
        <text:list-item>
          <text:p text:style-name="P6"><text:a xlink:type="simple" xlink:href="http://www.elporis.com/">http://www.elporis.com</text:a></text:p>
        </text:list-item>
        <text:list-item>
          <text:p text:style-name="P6"><text:a xlink:type="simple" xlink:href="http://hobocentral.net/">http://hobocentral.net</text:a></text:p>
        </text:list-item>
        <text:list-item>
          <text:p text:style-name="P6"><text:a xlink:type="simple" xlink:href="http://rubyonrails.org/">http://rubyonrails.org</text:a></text:p>
        </text:list-item>
      </text:list>
      <text:p text:style-name="Text_20_body"/>
      <text:p text:style-name="Heading_20_2">Instalación de AstroSystems</text:p>
      <text:p text:style-name="Text_20_body">Astrosystems incluye PorisPlayer. <text:s/>Lo descargamos de la web de descargas de PorisToolkit: </text:p>
      <text:p text:style-name="Text_20_body"/>
      <text:p text:style-name="Text_20_body"><text:a xlink:type="simple" xlink:href="https://sites.google.com/a/elporis.com/poris-toolkit/poris/downloads">https://sites.google.com/a/elporis.com/poris-toolkit/poris/downloads</text:a></text:p>
      <text:p text:style-name="Text_20_body"/>
      <text:p text:style-name="Text_20_body">Una vez descargado lo descomprimimos:</text:p>
      <text:p text:style-name="Text_20_body">&gt; tar xvf AstroSystems\ 0.1.tar.gz</text:p>
      <text:p text:style-name="Text_20_body">&gt; cd AstroSystems</text:p>
      <text:p text:style-name="Text_20_body">&gt; java -jar AstroSystems.jar</text:p>
      <text:p text:style-name="Text_20_body"><text:soft-page-break/>Vemos que Java no está instalado, así que abrimos el icono “slickpet” del escritorio, y dentro de la pestaña “Sfs get” nos encontramos con el paquete jre. <text:s/>Lo seleccionamos y se instalará.</text:p>
      <text:p text:style-name="Text_20_body">Hemos comprobado que tras reinicializar el compilador java sigue activo, y que es la versión 1.7.0-b147. <text:s/>También vemos que, en realidad, se trata de un archivo .pet, aunque se baje con en la pestaña Sfs get.</text:p>
      <text:p text:style-name="Text_20_body">Abrimos un explorador en localhost:3001 y buscamos un modelo para generar un archivo instrument.xml. <text:s/>Nos situamos en el nodo en cuestión (en nuestro ejemplo TxTestInstrument) y pulsamos sobre “Generate Tree Code for xxx” y con el botón derecho lo guardamos con el nombre instrument.xml en el mismo directorio que el fichero AstroSystems.jar.</text:p>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Standard" style:next-style-name="Text_20_body" style:class="text">
      <style:paragraph-properties fo:margin-left="1.27cm" fo:margin-right="0cm" fo:margin-top="0.212cm" fo:margin-bottom="0.423cm" fo:text-align="start" style:justify-single-word="false" fo:text-indent="-1.27cm" style:auto-text-indent="false" fo:keep-with-next="always"/>
      <style:text-properties fo:font-size="14pt" fo:font-weight="bold" style:font-size-asian="14pt" style:font-weight-asian="bold"/>
    </style:style>
    <style:style style:name="caption" style:family="paragraph" style:parent-style-name="Standard" style:default-outline-level="">
      <style:paragraph-properties fo:margin-top="0.212cm" fo:margin-bottom="0.212cm"/>
      <style:text-properties fo:font-weight="bold" style:font-weight-asian="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apple-style-span"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xinto Vaz Cedillo</meta:initial-creator>
    <meta:creation-date>2011-12-07T12:22:55.36</meta:creation-date>
    <dc:date>2011-12-07T18:09:12.53</dc:date>
    <dc:creator>Txinto Vaz Cedillo</dc:creator>
    <meta:editing-duration>PT3H14M45S</meta:editing-duration>
    <meta:editing-cycles>10</meta:editing-cycles>
    <meta:generator>OpenOffice.org/3.3$Win32 OpenOffice.org_project/330m20$Build-9567</meta:generator>
    <meta:document-statistic meta:table-count="0" meta:image-count="0" meta:object-count="0" meta:page-count="6" meta:paragraph-count="112" meta:word-count="1723" meta:character-count="11171"/>
  </office:meta>
</office:document-meta>
</file>